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umhub</text:p>
      <text:p text:style-name="Standard"/>
      <text:p text:style-name="Standard">HumHub é uma plataforma de rede social de código aberto (em PHP e MySQL) com uma ampla variedade de casos de uso como intranet social, comunidade ou plataforma de colaboração. O HumHub consiste em um aplicativo central, que pode ser estendido por meio de módulos adicionais e ajustado às suas necessidades por várias opções de configuração.</text:p>
      <text:p text:style-name="Standard"/>
      <text:p text:style-name="P1">Casos de uso comuns para HumHub são:</text:p>
      <text:p text:style-name="Standard"/>
      <text:p text:style-name="Standard"><text:s/>Comunidades públicas ou privadas</text:p>
      <text:p text:style-name="Standard"><text:s/>Intranet Social Empresarial</text:p>
      <text:p text:style-name="Standard"><text:s/>Escolas</text:p>
      <text:p text:style-name="Standard"><text:s/>Agências</text:p>
      <text:p text:style-name="Standard"><text:s/>Município</text:p>
      <text:p text:style-name="Standard"><text:s/>Associações</text:p>
      <text:p text:style-name="Standard"/>
      <text:p text:style-name="Standard">https://humhub.org</text:p>
      <text:p text:style-name="Standard"/>
      <text:p text:style-name="Standard">https://docs.humhub.org/</text:p>
      <text:p text:style-name="Standard"/>
      <text:p text:style-name="P1">Requisitos:</text:p>
      <text:p text:style-name="Standard"/>
      <text:p text:style-name="Standard">- Servidor web Apache com mod_php ou php-fpm (recommendado)</text:p>
      <text:p text:style-name="Standard">- Servidor Nginx php-fpm</text:p>
      <text:p text:style-name="Standard">- PHP 7.1 ou superior (recomendado 7.3 ou 7.4)</text:p>
      <text:p text:style-name="Standard">- MariaDB 10.1</text:p>
      <text:p text:style-name="Standard"/>
      <text:p text:style-name="P1">Instalação</text:p>
      <text:p text:style-name="Standard"/>
      <text:p text:style-name="Standard">https://www.humhub.com/en/download/</text:p>
      <text:p text:style-name="Standard"/>
      <text:p text:style-name="Standard">Copiar o link da versão atual e baixar</text:p>
      <text:p text:style-name="Standard"/>
      <text:p text:style-name="Standard">wget https://www.humhub.com/download/package/humhub-1.8.0.tar.gz</text:p>
      <text:p text:style-name="Standard">mkdir hh</text:p>
      <text:p text:style-name="Standard">tar xvfz humhub-1.8.0.tar.gz</text:p>
      <text:p text:style-name="Standard">mv humhub-1.8.0 hh</text:p>
      <text:p text:style-name="Standard">rm humhub-1.8.0.tar.gz</text:p>
      <text:p text:style-name="Standard"/>
      <text:p text:style-name="Standard">ls -la hh</text:p>
      <text:p text:style-name="Standard"/>
      <text:p text:style-name="P1">Configurações do PHP para o Humhub</text:p>
      <text:p text:style-name="Standard"/>
      <text:p text:style-name="Standard">sudo nano /etc/php/7.4/apache2/php.ini</text:p>
      <text:p text:style-name="Standard"/>
      <text:p text:style-name="Standard">upload_max_filesize = 32M</text:p>
      <text:p text:style-name="Standard">post_max_size = 32M</text:p>
      <text:p text:style-name="Standard">max_execution_time = 120</text:p>
      <text:p text:style-name="Standard"/>
      <text:p text:style-name="Standard">cp /etc/php/7.4/apache2/php.ini ~/backup</text:p>
      <text:p text:style-name="Standard"/>
      <text:p text:style-name="Standard"/>
      <text:p text:style-name="P3">Instalação via web</text:p>
      <text:p text:style-name="Standard"/>
      <text:p text:style-name="Standard">http://ribafs.me/hh</text:p>
      <text:p text:style-name="Standard"/>
      <text:p text:style-name="Standard">Escolher língua - Português do Brasil</text:p>
      <text:p text:style-name="Standard"/>
      <text:p text:style-name="Standard">Avançar</text:p>
      <text:p text:style-name="Standard"/>
      <text:p text:style-name="Standard">Faltaram algumas extensões</text:p>
      <text:p text:style-name="Standard"/>
      <text:p text:style-name="Standard">PHP - GraphicsMagick Extension (Hint: Optional)</text:p>
      <text:p text:style-name="Standard">PHP - LDAP Support (Hint: Optional - Install PHP LDAP Extension)</text:p>
      <text:p text:style-name="Standard">PHP - SQLite3 Support (Hint: Optional - Install SQLite3 Extension for DB Caching) </text:p>
      <text:p text:style-name="Standard"/>
      <text:p text:style-name="Standard">sudo apt update</text:p>
      <text:p text:style-name="Standard">sudo apt install -y php-imagick graphicsmagick</text:p>
      <text:p text:style-name="Standard">apres</text:p>
      <text:p text:style-name="Standard"/>
      <text:p text:style-name="Standard">Testar</text:p>
      <text:p text:style-name="Standard">php -i |grep imagick</text:p>
      <text:p text:style-name="Standard"/>
      <text:p text:style-name="Standard">É interessante instalar todas, mas não as instalei</text:p>
      <text:p text:style-name="Standard"/>
      <text:p text:style-name="Standard">Avançar</text:p>
      <text:p text:style-name="Standard"/>
      <text:p text:style-name="Standard">Banco de dados</text:p>
      <text:p text:style-name="Standard"/>
      <text:p text:style-name="Standard">Nome do host ou endereço IP - localhost</text:p>
      <text:p text:style-name="Standard"/>
      <text:p text:style-name="Standard">Nome do usuário - hh_us</text:p>
      <text:p text:style-name="Standard"/>
      <text:p text:style-name="Standard">Senha - </text:p>
      <text:p text:style-name="Standard"/>
      <text:p text:style-name="Standard">Nome do banco de dados - hh_db</text:p>
      <text:p text:style-name="Standard"/>
      <text:p text:style-name="Standard">Avançar</text:p>
      <text:p text:style-name="Standard"/>
      <text:p text:style-name="Standard">Nome da sua Rede Social - Rede Riba</text:p>
      <text:p text:style-name="Standard"/>
      <text:p text:style-name="Standard">Configuração</text:p>
      <text:p text:style-name="Standard"/>
      <text:p text:style-name="Standard">Quero usar o HumHub para: marcar um e próximo</text:p>
      <text:p text:style-name="Standard"/>
      <text:p text:style-name="Standard">Configurações de Segurança</text:p>
      <text:p text:style-name="Standard"/>
      <text:p text:style-name="Standard">Aqui você pode decidir como novos usuários não registrados podem acessar o HumHub.</text:p>
      <text:p text:style-name="Standard"/>
      <text:p text:style-name="Standard"/>
      <text:p text:style-name="Standard">O usuário externo pode se inscrever (O formulário de registro será exibido no Login)</text:p>
      <text:p text:style-name="Standard">X - Usuários recém-registrados precisam ser ativados por um administrador primeiro</text:p>
      <text:p text:style-name="Standard">Permitir o acesso de usuários não registrados ao conteúdo público (acesso de convidado)</text:p>
      <text:p text:style-name="Standard">Os membros registrados podem convidar novos usuários por e-mail</text:p>
      <text:p text:style-name="Standard"><text:soft-page-break/>X - Permitir amizades entre membros</text:p>
      <text:p text:style-name="Standard"/>
      <text:p text:style-name="P1"><text:s/>Módulos recomendados</text:p>
      <text:p text:style-name="Standard"/>
      <text:p text:style-name="Standard">HumHub é muito flexível e pode ser ajustado e/ou expandido para várias aplicações diferentes graças aos seus diferentes módulos. Os próximos módulos são apenas alguns exemplos e aqueles que consideramos mais importantes para o aplicativo escolhido.</text:p>
      <text:p text:style-name="Standard"/>
      <text:p text:style-name="Standard">Você pode sempre instalar ou remover módulos posteriormente. Você pode encontrar mais módulos disponíveis após a instalação na área de administração.</text:p>
      <text:p text:style-name="Standard"/>
      <text:p text:style-name="P1">Wiki</text:p>
      <text:p text:style-name="Standard"/>
      <text:p text:style-name="Standard">Collect and share information with your very own Wiki.</text:p>
      <text:p text:style-name="Standard">Custom Pages</text:p>
      <text:p text:style-name="Standard"/>
      <text:p text:style-name="Standard">Allows admins to create custom pages (html or markdown) or external links to various navigations (e.g. top navigation, account menu).</text:p>
      <text:p text:style-name="Standard">Birthday Widget</text:p>
      <text:p text:style-name="Standard"/>
      <text:p text:style-name="Standard">Adds a widget to the dashbaord showing upcoming birthdays.</text:p>
      <text:p text:style-name="Standard">Polls</text:p>
      <text:p text:style-name="Standard"/>
      <text:p text:style-name="Standard">Easy to use poll system</text:p>
      <text:p text:style-name="Standard">Mail</text:p>
      <text:p text:style-name="Standard"/>
      <text:p text:style-name="Standard">A private messaging system for direct communication</text:p>
      <text:p text:style-name="Standard">Files</text:p>
      <text:p text:style-name="Standard"/>
      <text:p text:style-name="Standard">Enhance your network with a file managment system</text:p>
      <text:p text:style-name="Standard">Tasks</text:p>
      <text:p text:style-name="Standard"/>
      <text:p text:style-name="Standard">Simple taskmanager for your spaces.</text:p>
      <text:p text:style-name="Standard"/>
      <text:p text:style-name="Standard">Deixei todos marcados e cliquei em Próximo</text:p>
      <text:p text:style-name="Standard"/>
      <text:p text:style-name="Standard">Aguardar a isntalação dos módulos</text:p>
      <text:p text:style-name="Standard"/>
      <text:p text:style-name="P1">Conta de Administrador</text:p>
      <text:p text:style-name="Standard"/>
      <text:p text:style-name="Standard">Você está quase pronto. Nesta etapa, você deve preencher o formulário para criar uma conta de administrador. Com esta conta você pode gerenciar toda a rede.</text:p>
      <text:p text:style-name="Standard"/>
      <text:p text:style-name="Standard">Nome de usuário</text:p>
      <text:p text:style-name="Standard">E-mail</text:p>
      <text:p text:style-name="Standard">Nova senha</text:p>
      <text:p text:style-name="Standard">Confirmar nova senha</text:p>
      <text:p text:style-name="Standard">Geral</text:p>
      <text:p text:style-name="Standard">Primeiro nome</text:p>
      <text:p text:style-name="Standard">Último nome</text:p>
      <text:p text:style-name="Standard"/>
      <text:p text:style-name="Standard"/>
      <text:p text:style-name="P3">Criar conta de administrador</text:p>
      <text:p text:style-name="Standard"/>
      <text:p text:style-name="Standard">Conteúdos de Exemplo</text:p>
      <text:p text:style-name="Standard"/>
      <text:p text:style-name="Standard">Para evitar um painel em branco após o login inicial, o HumHub pode instalar conteúdos de exemplo para você. Eles te darão uma boa visão de como HumHub trabalha. Você sempre pode excluir cada conteúdo individualmente.</text:p>
      <text:p text:style-name="Standard"/>
      <text:p text:style-name="Standard">Configurar conteúdo de exemplo (recomendado)</text:p>
      <text:p text:style-name="Standard"/>
      <text:p text:style-name="Standard">Próximo</text:p>
      <text:p text:style-name="Standard"/>
      <text:p text:style-name="Standard">Parabéns! Você terminou.</text:p>
      <text:p text:style-name="Standard"/>
      <text:p text:style-name="Standard">A instalação foi concluída com sucesso! Divirta-se com sua nova rede social.</text:p>
      <text:p text:style-name="Standard"/>
      <text:p text:style-name="Standard">Entrar</text:p>
      <text:p text:style-name="Standard"/>
      <text:p text:style-name="Standard">Guias</text:p>
      <text:p text:style-name="Standard"><text:a xlink:type="simple" xlink:href="http://ribafs.me/hh/index.php?r=dashboard%2Fdashboard&amp;tour=1" text:style-name="Internet_20_link" text:visited-style-name="Visited_20_Internet_20_Link">http://ribafs.me/hh/index.php?r=dashboard%2Fdashboard&amp;tour=1</text:a> </text:p>
      <text:p text:style-name="Standard"><text:a xlink:type="simple" xlink:href="http://ribafs.me/hh/index.php?r=tour%2Ftour%2Fstart-space-tour" text:style-name="Internet_20_link" text:visited-style-name="Visited_20_Internet_20_Link">http://ribafs.me/hh/index.php?r=tour%2Ftour%2Fstart-space-tour</text:a> </text:p>
      <text:p text:style-name="Standard"><text:a xlink:type="simple" xlink:href="http://ribafs.me/hh/index.php?r=user%2Fprofile%2Fhome&amp;tour=true&amp;cguid=186de384-393a-4640-af3d-a1e82269410d" text:style-name="Internet_20_link" text:visited-style-name="Visited_20_Internet_20_Link">http://ribafs.me/hh/index.php?r=user%2Fprofile%2Fhome&amp;tour=true&amp;cguid=186de384-393a-4640-af3d-a1e82269410d</text:a> </text:p>
      <text:p text:style-name="Standard"><text:a xlink:type="simple" xlink:href="http://ribafs.me/hh/index.php?r=marketplace%2Fbrowse&amp;tour=true" text:style-name="Internet_20_link" text:visited-style-name="Visited_20_Internet_20_Link">http://ribafs.me/hh/index.php?r=marketplace%2Fbrowse&amp;tour=true</text:a> </text:p>
      <text:p text:style-name="Standard"/>
      <text:p text:style-name="Standard"><text:a xlink:type="simple" xlink:href="https://www.humhub.com/en/marketplace" text:style-name="Internet_20_link" text:visited-style-name="Visited_20_Internet_20_Link">https://www.humhub.com/en/marketplace</text:a> </text:p>
      <text:p text:style-name="Standard"/>
      <text:p text:style-name="P1">User do banco com o privilégios:</text:p>
      <text:p text:style-name="Standard">SELECT, INSERT, DELETE, UPDATE, CREATE, ALTER, INDEX, DROP, REFERENCES</text:p>
      <text:p text:style-name="Standard"/>
      <text:p text:style-name="Standard"><text:a xlink:type="simple" xlink:href="https://docs.humhub.org/docs/admin/requirements" text:style-name="Internet_20_link" text:visited-style-name="Visited_20_Internet_20_Link">https://docs.humhub.org/docs/admin/requirements</text:a> </text:p>
      <text:p text:style-name="Standard"/>
      <text:p text:style-name="P1">Instalação</text:p>
      <text:p text:style-name="Standard"/>
      <text:p text:style-name="Standard">apt update</text:p>
      <text:p text:style-name="Standard">apt install mariadb-server mariadb-client automysqlbackup</text:p>
      <text:p text:style-name="Standard">mysql_secure_installation</text:p>
      <text:p text:style-name="Standard"/>
      <text:p text:style-name="Standard">mysql -u root -p</text:p>
      <text:p text:style-name="Standard"/>
      <text:p text:style-name="Standard">mysql&gt; CREATE USER 'humhub_prod' IDENTIFIED BY 'change-me';</text:p>
      <text:p text:style-name="Standard"/>
      <text:p text:style-name="Standard">mysql&gt; CREATE DATABASE `humhub_prod_db` CHARACTER SET utf8mb4 COLLATE utf8mb4_unicode_ci;</text:p>
      <text:p text:style-name="Standard">mysql&gt; GRANT ALL ON `humhub_prod_db`.* TO `humhub_prod`@localhost IDENTIFIED BY 'change-me';</text:p>
      <text:p text:style-name="Standard">mysql&gt; FLUSH PRIVILEGES;</text:p>
      <text:p text:style-name="Standard"/>
      <text:p text:style-name="Standard">apt update</text:p>
      <text:p text:style-name="Standard">apt install php php-cli \</text:p>
      <text:p text:style-name="Standard">php-imagick php-curl php-bz2 php-gd php-intl \</text:p>
      <text:p text:style-name="Standard">php-mysql php-zip php-apcu-bc php-apcu php-xml php-ldap</text:p>
      <text:p text:style-name="P1"><text:soft-page-break/>Configurações</text:p>
      <text:p text:style-name="Standard"/>
      <text:p text:style-name="Standard">/etc/php/7.4/apache2/php.ini</text:p>
      <text:p text:style-name="Standard"/>
      <text:p text:style-name="Standard">upload_max_filesize = 32M</text:p>
      <text:p text:style-name="Standard">post_max_size = 32M</text:p>
      <text:p text:style-name="Standard">max_execution_time = 120</text:p>
      <text:p text:style-name="Standard"/>
      <text:p text:style-name="Standard">SSL</text:p>
      <text:p text:style-name="Standard"/>
      <text:p text:style-name="Standard">apt install certbot</text:p>
      <text:p text:style-name="Standard">certbot certonly --standalone -d temp.humhub.dev</text:p>
      <text:p text:style-name="Standard"/>
      <text:p text:style-name="Standard">apt update</text:p>
      <text:p text:style-name="Standard">apt install apache2 \</text:p>
      <text:p text:style-name="Standard">libapache2-mod-xsendfile \</text:p>
      <text:p text:style-name="Standard">php-fpm </text:p>
      <text:p text:style-name="Standard"/>
      <text:p text:style-name="Standard">&lt;VirtualHost *:443&gt;</text:p>
      <text:p text:style-name="Standard"><text:s text:c="2"/>ServerName temp.humhub.dev</text:p>
      <text:p text:style-name="Standard"><text:s text:c="2"/>ServerAdmin root@temp.humhub.dev</text:p>
      <text:p text:style-name="Standard"/>
      <text:p text:style-name="Standard"><text:s text:c="2"/>SSLEngine on</text:p>
      <text:p text:style-name="Standard"><text:s text:c="2"/>SSLCertificateFile<text:tab/>/etc/letsencrypt/live/temp.humhub.dev/cert.pem</text:p>
      <text:p text:style-name="Standard"><text:s text:c="2"/>SSLCertificateKeyFile <text:s/>/etc/letsencrypt/live/temp.humhub.dev/privkey.pem</text:p>
      <text:p text:style-name="Standard"><text:s text:c="2"/>SSLCertificateChainFile <text:s text:c="2"/>/etc/letsencrypt/live/temp.humhub.dev/fullchain.pem</text:p>
      <text:p text:style-name="Standard"/>
      <text:p text:style-name="Standard"><text:s text:c="2"/>DocumentRoot /var/www/humhub</text:p>
      <text:p text:style-name="Standard"/>
      <text:p text:style-name="Standard"><text:s text:c="2"/>&lt;Directory /var/www/humhub/&gt;</text:p>
      <text:p text:style-name="Standard"><text:tab/> Options -Indexes -FollowSymLinks</text:p>
      <text:p text:style-name="Standard"><text:tab/> AllowOverride All</text:p>
      <text:p text:style-name="Standard"><text:s text:c="2"/>&lt;/Directory&gt;</text:p>
      <text:p text:style-name="Standard"/>
      <text:p text:style-name="Standard"><text:s text:c="2"/>&lt;DirectoryMatch "/var/www/humhub/(\.|protected|themes/\w+/views|uploads/file)"&gt;</text:p>
      <text:p text:style-name="Standard"><text:tab/> Order Deny,Allow</text:p>
      <text:p text:style-name="Standard"><text:tab/> Deny from all</text:p>
      <text:p text:style-name="Standard"><text:s text:c="2"/>&lt;/DirectoryMatch&gt;</text:p>
      <text:p text:style-name="Standard"/>
      <text:p text:style-name="Standard"><text:s text:c="2"/>&lt;FilesMatch "^\."&gt;</text:p>
      <text:p text:style-name="Standard"><text:tab/> Order Deny,Allow</text:p>
      <text:p text:style-name="Standard"><text:tab/> Deny from all</text:p>
      <text:p text:style-name="Standard"><text:s text:c="2"/>&lt;/FilesMatch&gt;</text:p>
      <text:p text:style-name="Standard"><text:s text:c="2"/></text:p>
      <text:p text:style-name="Standard"><text:s text:c="2"/>&lt;DirectoryMatch "/var/www/humhub/(static|uploads|themes|assets)"&gt;</text:p>
      <text:p text:style-name="Standard"><text:tab/>Header set Cache-Control "max-age=172800, public"</text:p>
      <text:p text:style-name="Standard"><text:s text:c="2"/>&lt;/DirectoryMatch&gt;</text:p>
      <text:p text:style-name="Standard">&lt;/VirtualHost&gt;</text:p>
      <text:p text:style-name="Standard"/>
      <text:p text:style-name="Standard">&lt;VirtualHost *:80&gt;</text:p>
      <text:p text:style-name="Standard"><text:s text:c="3"/>ServerName temp.humhub.dev</text:p>
      <text:p text:style-name="Standard"><text:s text:c="3"/>Redirect / https://temp.humhub.dev</text:p>
      <text:p text:style-name="Standard"><text:soft-page-break/>&lt;/VirtualHost&gt;</text:p>
      <text:p text:style-name="Standard"/>
      <text:p text:style-name="Standard">a2enmod ssl rewrite headers proxy_fcgi setenvif</text:p>
      <text:p text:style-name="Standard">a2enconf php7.4-fpm</text:p>
      <text:p text:style-name="Standard">a2ensite humhub</text:p>
      <text:p text:style-name="Standard"/>
      <text:p text:style-name="Standard">systemctl reload apache2</text:p>
      <text:p text:style-name="Standard"/>
      <text:p text:style-name="P1">Configurações na administração</text:p>
      <text:p text:style-name="Standard"/>
      <text:p text:style-name="Standard"><text:a xlink:type="simple" xlink:href="https://docs.humhub.org/docs/admin/installation" text:style-name="Internet_20_link" text:visited-style-name="Visited_20_Internet_20_Link">https://docs.humhub.org/docs/admin/installation</text:a> </text:p>
      <text:p text:style-name="Standard"><text:a xlink:type="simple" xlink:href="https://docs.humhub.org/docs/admin/advanced-configuration" text:style-name="Internet_20_link" text:visited-style-name="Visited_20_Internet_20_Link">https://docs.humhub.org/docs/admin/advanced-configuration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05:46:21.521987986</meta:creation-date>
    <dc:date>2021-04-18T05:49:44.884290839</dc:date>
    <meta:editing-duration>PT3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168" meta:word-count="769" meta:character-count="6219" meta:non-whitespace-character-count="5547"/>
  </office:meta>
</office:document-meta>
</file>